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baf" officeooo:paragraph-rsid="00170baf"/>
    </style:style>
    <style:style style:name="P2" style:family="paragraph" style:parent-style-name="Standard">
      <style:text-properties officeooo:rsid="0018f568" officeooo:paragraph-rsid="0018f568"/>
    </style:style>
    <style:style style:name="P3" style:family="paragraph" style:parent-style-name="Standard">
      <style:text-properties officeooo:rsid="0018f568" officeooo:paragraph-rsid="0018f568"/>
    </style:style>
    <style:style style:name="P4" style:family="paragraph" style:parent-style-name="Standard">
      <style:text-properties officeooo:rsid="001d44c8" officeooo:paragraph-rsid="001d44c8"/>
    </style:style>
    <style:style style:name="T1" style:family="text">
      <style:text-properties officeooo:rsid="0018f568"/>
    </style:style>
    <style:style style:name="T2" style:family="text">
      <style:text-properties officeooo:rsid="001ae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menu smartphone</text:p>
      <text:p text:style-name="P1">menu ecrit <text:span text:style-name="T2">robot tête ouverte</text:span></text:p>
      <text:p text:style-name="P1"/>
      <text:p text:style-name="P1">gestion des couleurs </text:p>
      <text:p text:style-name="P1">w3c mal voyant </text:p>
      <text:p text:style-name="P1">non voyant </text:p>
      <text:p text:style-name="P1"/>
      <text:p text:style-name="P1">gif envers quand on passe de la tete au body</text:p>
      <text:p text:style-name="P1">-→e<text:span text:style-name="T1">n attente des gifs séparés en 3</text:span></text:p>
      <text:p text:style-name="P2"/>
      <text:p text:style-name="P2">menu déroulant ? Dans le coin </text:p>
      <text:p text:style-name="P2"/>
      <text:p text:style-name="P2"/>
      <text:p text:style-name="P4">point erwan :</text:p>
      <text:p text:style-name="P4">Menu deroulant contact ac un peu de php</text:p>
      <text:p text:style-name="P4">formulaire</text:p>
      <text:p text:style-name="P4">mise en commun avec alfou</text:p>
      <text:p text:style-name="P4">quand un menu s’ouvre fermer le 2eme</text:p>
      <text:p text:style-name="P4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3:45:29.881985517</meta:creation-date>
    <dc:date>2017-04-07T18:06:17.615181665</dc:date>
    <meta:editing-duration>PT2H29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3" meta:character-count="330" meta:non-whitespace-character-count="276"/>
  </office:meta>
</office:document-meta>
</file>